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>
      <style:paragraph-properties fo:padding="0.0193in" fo:border="0.0008in solid #d9d9e3"/>
    </style:style>
    <style:style style:name="P12" style:family="paragraph" style:parent-style-name="Text_20_body" style:list-style-name="L1">
      <style:paragraph-properties fo:padding="0.0193in" fo:border="0.0008in solid #d9d9e3"/>
    </style:style>
    <style:style style:name="P13" style:family="paragraph" style:parent-style-name="Text_20_body" style:list-style-name="L2">
      <style:paragraph-properties fo:padding="0.0193in" fo:border="0.0008in solid #d9d9e3"/>
    </style:style>
    <style:style style:name="P14" style:family="paragraph" style:parent-style-name="Text_20_body" style:list-style-name="L3">
      <style:paragraph-properties fo:padding="0.0193in" fo:border="0.0008in solid #d9d9e3"/>
    </style:style>
    <style:style style:name="P15" style:family="paragraph" style:parent-style-name="Text_20_body" style:list-style-name="L4">
      <style:paragraph-properties fo:padding="0.0193in" fo:border="0.0008in solid #d9d9e3"/>
    </style:style>
    <style:style style:name="P16" style:family="paragraph" style:parent-style-name="Text_20_body" style:list-style-name="L5">
      <style:paragraph-properties fo:padding="0.0193in" fo:border="0.0008in solid #d9d9e3"/>
    </style:style>
    <style:style style:name="P17" style:family="paragraph" style:parent-style-name="Text_20_body" style:list-style-name="L6">
      <style:paragraph-properties fo:padding="0.0193in" fo:border="0.0008in solid #d9d9e3"/>
    </style:style>
    <style:style style:name="P18" style:family="paragraph" style:parent-style-name="Text_20_body" style:list-style-name="L7">
      <style:paragraph-properties fo:padding="0.0193in" fo:border="0.0008in solid #d9d9e3"/>
    </style:style>
    <style:style style:name="P19" style:family="paragraph" style:parent-style-name="Text_20_body" style:list-style-name="L8">
      <style:paragraph-properties fo:padding="0.0193in" fo:border="0.0008in solid #d9d9e3"/>
    </style:style>
    <style:style style:name="P20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 нужно знать професионалу разработчику wp - все основные темы и разделы</text:p>
      <text:p text:style-name="P1">ChatGPT</text:p>
      <text:p text:style-name="P2">ChatGPT</text:p>
      <text:p text:style-name="P11">Профессиональному разработчику WordPress полезно овладеть не только основами языков программирования и работы с базой данных, но и глубоко понимать архитектуру WordPress, его API, безопасность, производительность и лучшие практики разработки. Вот основные темы и разделы:</text:p>
      <text:h text:style-name="P20" text:outline-level="3">1. Основы разработки:</text:h>
      <text:list xml:id="list3008734296684669106" text:style-name="L1">
        <text:list-item>
          <text:p text:style-name="P3"><text:span text:style-name="Strong_20_Emphasis">PHP:</text:span> Углубленное понимание PHP, особенно в контексте WordPress.</text:p>
        </text:list-item>
        <text:list-item>
          <text:p text:style-name="P3"><text:span text:style-name="Strong_20_Emphasis">HTML/CSS:</text:span> Создание адаптивных и современных дизайнов.</text:p>
        </text:list-item>
        <text:list-item>
          <text:p text:style-name="P12"><text:span text:style-name="Strong_20_Emphasis">JavaScript:</text:span> Знание jQuery, AJAX, и фреймворков, таких как React или Vue.js.</text:p>
        </text:list-item>
      </text:list>
      <text:h text:style-name="P20" text:outline-level="3">2. Архитектура и API WordPress:</text:h>
      <text:list xml:id="list4063206108996358360" text:style-name="L2">
        <text:list-item>
          <text:p text:style-name="P4"><text:span text:style-name="Strong_20_Emphasis">Шаблоны и иерархия файлов:</text:span> Углубленное знание файловой структуры и шаблонов WordPress.</text:p>
        </text:list-item>
        <text:list-item>
          <text:p text:style-name="P4"><text:span text:style-name="Strong_20_Emphasis">Хуки (Hooks):</text:span> Использование хуков для модификации поведения и функционала.</text:p>
        </text:list-item>
        <text:list-item>
          <text:p text:style-name="P13"><text:span text:style-name="Strong_20_Emphasis">REST API:</text:span> Интеграция и взаимодействие с WordPress через REST API.</text:p>
        </text:list-item>
      </text:list>
      <text:h text:style-name="P20" text:outline-level="3">3. Работа с базой данных и оптимизация:</text:h>
      <text:list xml:id="list8815334084523818521" text:style-name="L3">
        <text:list-item>
          <text:p text:style-name="P5"><text:span text:style-name="Strong_20_Emphasis">MySQL:</text:span> Оптимизация запросов и структуры базы данных.</text:p>
        </text:list-item>
        <text:list-item>
          <text:p text:style-name="P5"><text:span text:style-name="Strong_20_Emphasis">Кеширование:</text:span> Улучшение производительности сайта через кеширование.</text:p>
        </text:list-item>
        <text:list-item>
          <text:p text:style-name="P14"><text:span text:style-name="Strong_20_Emphasis">Оптимизация:</text:span> Улучшение скорости загрузки, оптимизация изображений и кода.</text:p>
        </text:list-item>
      </text:list>
      <text:h text:style-name="P20" text:outline-level="3">4. Безопасность WordPress:</text:h>
      <text:list xml:id="list4613619256286394503" text:style-name="L4">
        <text:list-item>
          <text:p text:style-name="P6"><text:span text:style-name="Strong_20_Emphasis">Безопасность:</text:span> Защита от атак, использование безопасных методов разработки, обновления защитных мер.</text:p>
        </text:list-item>
        <text:list-item>
          <text:p text:style-name="P15"><text:span text:style-name="Strong_20_Emphasis">Шифрование и хэширование:</text:span> Защита данных пользователей и сессий.</text:p>
        </text:list-item>
      </text:list>
      <text:h text:style-name="P20" text:outline-level="3">5. Создание тем и плагинов:</text:h>
      <text:list xml:id="list4368969155633492850" text:style-name="L5">
        <text:list-item>
          <text:p text:style-name="P7"><text:span text:style-name="Strong_20_Emphasis">Темы WordPress:</text:span> Разработка кастомных тем, создание пользовательских страниц, шаблонов, и использование пользовательских полей.</text:p>
        </text:list-item>
        <text:list-item>
          <text:p text:style-name="P16"><text:span text:style-name="Strong_20_Emphasis">Плагины WordPress:</text:span> Создание расширений для WordPress, добавление нового функционала.</text:p>
        </text:list-item>
      </text:list>
      <text:h text:style-name="P20" text:outline-level="3">6. Управление контентом и администрирование:</text:h>
      <text:list xml:id="list1269489985207652918" text:style-name="L6">
        <text:list-item>
          <text:p text:style-name="P8"><text:span text:style-name="Strong_20_Emphasis">Пользовательские типы записей и таксономии:</text:span> Создание кастомных структур контента.</text:p>
        </text:list-item>
        <text:list-item>
          <text:p text:style-name="P17"><text:span text:style-name="Strong_20_Emphasis">Администрирование:</text:span> Управление пользователями, ролями, настройками, резервными копиями.</text:p>
        </text:list-item>
      </text:list>
      <text:h text:style-name="P20" text:outline-level="3"><text:soft-page-break/>7. Опыт работы с различными инструментами:</text:h>
      <text:list xml:id="list4846372157708716833" text:style-name="L7">
        <text:list-item>
          <text:p text:style-name="P9"><text:span text:style-name="Strong_20_Emphasis">Отладка и инструменты разработки:</text:span> Знание инструментов отладки, тестирования, версионирования кода.</text:p>
        </text:list-item>
        <text:list-item>
          <text:p text:style-name="P18"><text:span text:style-name="Strong_20_Emphasis">Системы контроля версий:</text:span> Git, SVN и их использование для контроля версий проектов.</text:p>
        </text:list-item>
      </text:list>
      <text:h text:style-name="P20" text:outline-level="3">8. Поддержка и оптимизация:</text:h>
      <text:list xml:id="list5452523089192130689" text:style-name="L8">
        <text:list-item>
          <text:p text:style-name="P10"><text:span text:style-name="Strong_20_Emphasis">Поддержка и обслуживание:</text:span> Решение проблем, поддержка клиентов, обновление сайтов.</text:p>
        </text:list-item>
        <text:list-item>
          <text:p text:style-name="P19"><text:span text:style-name="Strong_20_Emphasis">SEO и оптимизация:</text:span> Улучшение SEO-показателей, анализ и оптимизация контента.</text:p>
        </text:list-item>
      </text:list>
      <text:p text:style-name="P11">Это обширная область знаний, которая позволяет профессиональному разработчику WordPress создавать сложные, безопасные и высокопроизводительные веб-сайты, а также поддерживать и оптимизировать их в процессе эксплуатац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8T20:15:21.68</dc:date>
    <meta:document-statistic meta:table-count="0" meta:image-count="0" meta:object-count="0" meta:page-count="2" meta:paragraph-count="32" meta:word-count="302" meta:character-count="2337"/>
    <dc:creator>Dima Wide</dc:creator>
    <meta:user-defined meta:name="Info 1"/>
    <meta:user-defined meta:name="Info 2"/>
    <meta:user-defined meta:name="Info 3"/>
    <meta:user-defined meta:name="Info 4"/>
  </office:meta>
</office:document-meta>
</file>